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430000014306B9031AC3B6D1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-color="#ff9999" draw:textarea-horizontal-align="justify" draw:textarea-vertical-align="middle" draw:auto-grow-height="false" fo:min-height="3.45cm" fo:min-width="27.2cm" draw:shadow="hidden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0000" draw:fill-color="#ff3300" draw:textarea-horizontal-align="justify" draw:textarea-vertical-align="middle" draw:auto-grow-height="false" fo:min-height="1.05cm" fo:min-width="1.1cm" draw:shadow="visible"/>
    </style:style>
    <style:style style:name="gr4" style:family="graphic" style:parent-style-name="standard">
      <style:graphic-properties draw:stroke="none" draw:fill-color="#ff3300" draw:textarea-horizontal-align="justify" draw:textarea-vertical-align="middle" draw:auto-grow-height="false" fo:min-height="1.05cm" fo:min-width="1.1cm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objectwithoutfill">
      <style:graphic-properties svg:stroke-color="#ff0000" draw:marker-end="Arrow" draw:marker-end-width="0.3cm" draw:fill="none" draw:textarea-vertical-align="middle" draw:shadow="hidden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3300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3300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-color="#ff3300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color="#ff6666" fo:font-weight="bold" style:font-weight-asian="bold" style:font-weight-complex="bold"/>
    </style:style>
    <style:style style:name="P10" style:family="paragraph">
      <loext:graphic-properties draw:fill="none" draw:fill-color="#ffffff"/>
      <style:text-properties fo:color="#ff6666" style:font-name="Arial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6666" style:font-name="Arial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3.7cm" svg:x="1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4cm" svg:height="4.4cm" svg:x="12.6cm" svg:y="1cm">
          <draw:image xlink:href="Pictures/10000201000001430000014306B9031AC3B6D121.png" xlink:type="simple" xlink:show="embed" xlink:actuate="onLoad">
            <text:p/>
          </draw:image>
        </draw:frame>
        <draw:custom-shape draw:style-name="gr3" draw:text-style-name="P4" draw:layer="layout" svg:width="1.6cm" svg:height="1.3cm" svg:x="1.9cm" svg:y="10.5cm">
          <text:p text:style-name="P3"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4.1cm" svg:y="10.5cm">
          <text:p text:style-name="P3"><text:span text:style-name="T1">SC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15.1cm" svg:y="10.5cm">
          <text:p text:style-name="P3"><text:span text:style-name="T1">P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8.5cm" svg:y="10.5cm">
          <text:p text:style-name="P3"><text:span text:style-name="T1">S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10.7cm" svg:y="10.5cm">
          <text:p text:style-name="P3"><text:span text:style-name="T1">MG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12.9cm" svg:y="10.5cm">
          <text:p text:style-name="P3"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6cm" svg:height="1.3cm" svg:x="6.3cm" svg:y="10.5cm">
          <text:p text:style-name="P5"><text:span text:style-name="T2">Norte I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17.3cm" svg:y="10.5cm">
          <text:p text:style-name="P3"><text:span text:style-name="T1">M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19.5cm" svg:y="10.5cm">
          <text:p text:style-name="P3"><text:span text:style-name="T1">P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6cm" svg:height="1.3cm" svg:x="21.7cm" svg:y="10.5cm">
          <text:p text:style-name="P3"><text:span text:style-name="T1">C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6cm" svg:height="1.3cm" svg:x="23.9cm" svg:y="10.5cm">
          <text:p text:style-name="P7"><text:span text:style-name="T3">Nordeste </text:span></text:p>
          <text:p text:style-name="P7"><text:span text:style-name="T3">II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6cm" svg:height="1.3cm" svg:x="26.1cm" svg:y="10.5cm">
          <text:p text:style-name="P7"><text:span text:style-name="T3">Nordeste </text:span></text:p>
          <text:p text:style-name="P7"><text:span text:style-name="T3">III</text:span>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6.251cm" svg:height="0.962cm" svg:x="22.5cm" svg:y="9.5cm">
          <draw:text-box>
            <text:p text:style-name="P9"><text:span text:style-name="T4">Regionais - Cáritas</text:span></text:p>
          </draw:text-box>
        </draw:frame>
        <draw:line draw:style-name="gr6" draw:text-style-name="P11" draw:layer="layout" svg:x1="14.8cm" svg:y1="5.3cm" svg:x2="14.8cm" svg:y2="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Rocha</meta:initial-creator>
    <meta:creation-date>2016-02-29T10:11:04.211721432</meta:creation-date>
    <dc:date>2016-02-29T10:36:13.222460078</dc:date>
    <dc:creator>Leonardo Rocha</dc:creator>
    <meta:editing-duration>PT9M18S</meta:editing-duration>
    <meta:editing-cycles>2</meta:editing-cycles>
    <meta:generator>LibreOffice/5.0.2.2$Linux_X86_64 LibreOffice_project/37b43f919e4de5eeaca9b9755ed688758a8251fe</meta:generator>
    <meta:document-statistic meta:object-count="16"/>
  </office:meta>
</office:document-meta>
</file>